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066c" officeooo:paragraph-rsid="001c06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8T17:23:34.350000000</meta:creation-date>
    <dc:date>2024-01-18T17:23:44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2.2$Windows_X86_64 LibreOffice_project/49f2b1bff42cfccbd8f788c8dc32c1c309559be0</meta:generator>
  </office:meta>
</office:document-meta>
</file>